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8249a"/>
    </style:style>
    <style:style style:name="P2" style:family="paragraph" style:parent-style-name="Standard">
      <style:text-properties officeooo:rsid="0018249a" officeooo:paragraph-rsid="0018249a"/>
    </style:style>
    <style:style style:name="T1" style:family="text">
      <style:text-properties officeooo:rsid="001824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text:span text:style-name="T1">O</text:span>bjetivo<text:span text:style-name="T1"> general del libro</text:span>:</text:p>
      <text:p text:style-name="Standard"/>
      <text:p text:style-name="Standard">el objetivo es responder a preguntas acerca de <text:span text:style-name="T1">nuestra propia</text:span> existencia.</text:p>
      <text:p text:style-name="Standard"><text:span text:style-name="T1">Tales</text:span> como:</text:p>
      <text:p text:style-name="P1">- porque vivimos? </text:p>
      <text:p text:style-name="P1"><text:span text:style-name="T1">- </text:span>porque morimos? </text:p>
      <text:p text:style-name="P1"><text:span text:style-name="T1">- </text:span>cual es el sentido de la vida? </text:p>
      <text:p text:style-name="P1"><text:span text:style-name="T1">-</text:span> tenemos una mission que cumplir? </text:p>
      <text:p text:style-name="P1"><text:span text:style-name="T1">- </text:span>existe un ser superior que <text:span text:style-name="T1">disena y </text:span>cre<text:span text:style-name="T1">a</text:span> a todos los seres vivientes? </text:p>
      <text:p text:style-name="P1"><text:span text:style-name="T1">- </text:span>entre otras<text:span text:style-name="T1">.</text:span></text:p>
      <text:p text:style-name="P2"/>
      <text:p text:style-name="P2">Metodologia:</text:p>
      <text:p text:style-name="P2"/>
      <text:p text:style-name="P2">lo haremos observando y analizando el funcionamiento de una maquina de calculo que simula la vida en accion.</text:p>
      <text:p text:style-name="P2">Mostraremos a la vida como un sistema inteligente capaz de resolver problemas logico automaticamente.</text:p>
      <text:p text:style-name="P2">El funcionamiento de este sistema, la vida, nos mostrara las respuestas que buscamos.</text:p>
      <text:p text:style-name="P2"/>
      <text:p text:style-name="Horizontal_20_Line"/>
      <text:p text:style-name="Text_20_body"/>
      <text:p text:style-name="Text_20_body"><text:span text:style-name="Strong_20_Emphasis">Noēra</text:span> </text:p>
      <text:p text:style-name="Text_20_body"><text:span text:style-name="Strong_20_Emphasis">Intelterna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2T10:20:44.598000000</meta:creation-date>
    <dc:date>2025-07-02T10:38:56.617000000</dc:date>
    <meta:editing-duration>PT18M11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15" meta:word-count="102" meta:character-count="624" meta:non-whitespace-character-count="530"/>
  </office:meta>
</office:document-meta>
</file>